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style:font-weight-complex="bold" fo:font-size="14pt" style:font-size-asian="14pt" style:font-size-complex="14pt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style:font-name-complex="Calibri" fo:font-weight="bold" style:font-weight-asian="bold" style:font-weight-complex="bold"/>
    </style:style>
    <style:style style:name="T9" style:parent-style-name="Fuentedepárrafopredeter." style:family="text">
      <style:text-properties style:font-name-complex="Calibri"/>
    </style:style>
    <style:style style:name="T10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-complex="Calibri"/>
    </style:style>
    <style:style style:name="T12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-complex="Calibri"/>
    </style:style>
    <style:style style:name="T14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font-name-complex="Calibri"/>
    </style:style>
    <style:style style:name="T16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-complex="Calibri"/>
    </style:style>
    <style:style style:name="T18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style:font-name-complex="Calibri" fo:font-weight="bold" style:font-weight-asian="bold" style:font-weight-complex="bold"/>
    </style:style>
    <style:style style:name="T22" style:parent-style-name="Fuentedepárrafopredeter." style:family="text">
      <style:text-properties style:font-name-complex="Calibri" fo:font-weight="bold" style:font-weight-asian="bold" style:font-weight-complex="bold"/>
    </style:style>
    <style:style style:name="T23" style:parent-style-name="Fuentedepárrafopredeter." style:family="text">
      <style:text-properties style:font-name-complex="Calibri"/>
    </style:style>
    <style:style style:name="T24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-complex="Calibri"/>
    </style:style>
    <style:style style:name="T26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-complex="Calibri"/>
    </style:style>
    <style:style style:name="T28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justify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style:font-name-complex="Calibri" fo:font-weight="bold" style:font-weight-asian="bold" style:font-weight-complex="bold"/>
    </style:style>
    <style:style style:name="T32" style:parent-style-name="Fuentedepárrafopredeter." style:family="text">
      <style:text-properties style:font-name-complex="Calibri" fo:font-weight="bold" style:font-weight-asian="bold" style:font-weight-complex="bold"/>
    </style:style>
    <style:style style:name="P33" style:parent-style-name="Normal" style:family="paragraph">
      <style:text-properties style:font-name-complex="Calibri"/>
    </style:style>
    <style:style style:name="P34" style:parent-style-name="Normal" style:family="paragraph">
      <style:text-properties style:font-name-complex="Calibri"/>
    </style:style>
    <style:style style:name="P35" style:parent-style-name="Normal" style:family="paragraph">
      <style:text-properties style:font-name-complex="Calibri"/>
    </style:style>
    <style:style style:name="P36" style:parent-style-name="Normal" style:family="paragraph">
      <style:text-properties style:font-name-complex="Calibri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P3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Introducción</text:p>
      <text:p text:style-name="Normal"><text:span text:style-name="T2">4.¿Qué es un</text:span><text:span text:style-name="T3">a</text:span><text:span text:style-name="T4"><text:s/>ISO?:</text:span><text:s/>es un archivo que contiene una copia completa del contenido de un disco , normalmente un CD o DVD</text:p>
      <text:p text:style-name="P5"><text:span text:style-name="T6">5.</text:span><text:span text:style-name="T7"><text:s/></text:span><text:span text:style-name="T8">¿Qué es una instantánea de Virtual Box?:</text:span><text:span text:style-name="T9"><text:s/>Las instantáneas son<text:s/></text:span><text:span text:style-name="T10">el estado actual</text:span><text:span text:style-name="T11"><text:s/>de la<text:s/></text:span><text:span text:style-name="T12">MV,</text:span><text:span text:style-name="T13"><text:s/>para cada una de ellas<text:s/></text:span><text:span text:style-name="T14">se crea un nuevo disco</text:span><text:span text:style-name="T15"><text:s/>donde se irán guardando todos los<text:s/></text:span><text:span text:style-name="T16">cambios</text:span><text:span text:style-name="T17"><text:s/>producidos a partir de<text:s/></text:span><text:span text:style-name="T18">ese momento</text:span></text:p>
      <text:p text:style-name="P19"><text:span text:style-name="T20">6.</text:span><text:span text:style-name="T21"><text:s/>¿Qué significa la nomenclatura distribución de Ubuntu 20.04 LTS?:</text:span><text:span text:style-name="T22"><text:s/></text:span><text:span text:style-name="T23">La versión más utilizada de Linux es<text:s/></text:span><text:span text:style-name="T24">Ubuntu</text:span><text:span text:style-name="T25">, por su diseño sencillo y una gran interfaz gráfica. Ahora<text:s/></text:span><text:span text:style-name="T26">Ubuntu</text:span><text:span text:style-name="T27">, distribución desarrollada por Canonical, se actualiza a la versión<text:s/></text:span><text:span text:style-name="T28">20.04.</text:span></text:p>
      <text:p text:style-name="P29"><text:span text:style-name="T30">7.</text:span><text:span text:style-name="T31"><text:s/>Requerimientos mínimos vs recomendados</text:span><text:span text:style-name="T32">:</text:span></text:p>
      <text:p text:style-name="P33">1) Procesador de doble núcleo de 2 GHz o superior</text:p>
      <text:p text:style-name="P34">2) GB de RAM</text:p>
      <text:p text:style-name="P35">3) 25 GB de espacio libre en el disco duro</text:p>
      <text:p text:style-name="P36">4) Una unidad de DVD o un puerto USB en el que se puede instalar Ubuntu 20.04 LTS</text:p>
      <text:p text:style-name="P37">5) El acceso a Internet es importante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3-06T13:21:00Z</meta:creation-date>
    <dc:date>2021-03-06T16:40:00Z</dc:date>
    <meta:template xlink:href="Normal" xlink:type="simple"/>
    <meta:editing-cycles>1</meta:editing-cycles>
    <meta:editing-duration>PT11580S</meta:editing-duration>
    <meta:document-statistic meta:page-count="1" meta:paragraph-count="1" meta:word-count="133" meta:character-count="869" meta:row-count="6" meta:non-whitespace-character-count="737"/>
  </office:meta>
</office:document-meta>
</file>